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e3b0" officeooo:paragraph-rsid="001ae3b0"/>
    </style:style>
    <style:style style:name="P2" style:family="paragraph" style:parent-style-name="Standard">
      <style:text-properties officeooo:rsid="001bd23a" officeooo:paragraph-rsid="001bd23a"/>
    </style:style>
    <style:style style:name="P3" style:family="paragraph" style:parent-style-name="Standard">
      <style:text-properties officeooo:rsid="001ef2ee" officeooo:paragraph-rsid="001ef2ee"/>
    </style:style>
    <style:style style:name="P4" style:family="paragraph" style:parent-style-name="Standard">
      <style:text-properties officeooo:rsid="001ef2ee" officeooo:paragraph-rsid="00257832"/>
    </style:style>
    <style:style style:name="P5" style:family="paragraph" style:parent-style-name="Standard">
      <style:text-properties officeooo:rsid="0020b1ed" officeooo:paragraph-rsid="0020b1ed"/>
    </style:style>
    <style:style style:name="P6" style:family="paragraph" style:parent-style-name="Standard">
      <style:text-properties officeooo:rsid="00257832" officeooo:paragraph-rsid="00257832"/>
    </style:style>
    <style:style style:name="P7" style:family="paragraph" style:parent-style-name="Standard">
      <style:text-properties officeooo:rsid="00257832" officeooo:paragraph-rsid="00257832" fo:background-color="#ffff00"/>
    </style:style>
    <style:style style:name="P8" style:family="paragraph" style:parent-style-name="Standard">
      <style:text-properties officeooo:rsid="0027e0a8" officeooo:paragraph-rsid="0027e0a8"/>
    </style:style>
    <style:style style:name="P9" style:family="paragraph" style:parent-style-name="Standard">
      <style:text-properties officeooo:rsid="002404fd" officeooo:paragraph-rsid="00257832"/>
    </style:style>
    <style:style style:name="P10" style:family="paragraph" style:parent-style-name="Standard" style:list-style-name="L1">
      <style:text-properties officeooo:rsid="002404fd" officeooo:paragraph-rsid="0026355c"/>
    </style:style>
    <style:style style:name="P11" style:family="paragraph" style:parent-style-name="Standard" style:list-style-name="L1">
      <style:text-properties officeooo:rsid="001bd23a" officeooo:paragraph-rsid="001ef2ee"/>
    </style:style>
    <style:style style:name="P12" style:family="paragraph" style:parent-style-name="Standard" style:list-style-name="L1">
      <style:text-properties officeooo:rsid="0020b1ed" officeooo:paragraph-rsid="0020b1ed"/>
    </style:style>
    <style:style style:name="P13" style:family="paragraph" style:parent-style-name="Standard" style:list-style-name="L1">
      <style:text-properties officeooo:rsid="00216315" officeooo:paragraph-rsid="00216315"/>
    </style:style>
    <style:style style:name="P14" style:family="paragraph" style:parent-style-name="Standard" style:list-style-name="L1">
      <style:text-properties officeooo:rsid="001d10d4" officeooo:paragraph-rsid="001d10d4"/>
    </style:style>
    <style:style style:name="P15" style:family="paragraph" style:parent-style-name="Standard" style:list-style-name="L2">
      <style:text-properties officeooo:rsid="001ef2ee" officeooo:paragraph-rsid="001ef2ee"/>
    </style:style>
    <style:style style:name="P16" style:family="paragraph" style:parent-style-name="Standard" style:list-style-name="L1">
      <style:text-properties officeooo:rsid="001ef2ee" officeooo:paragraph-rsid="001ef2ee"/>
    </style:style>
    <style:style style:name="P17" style:family="paragraph" style:parent-style-name="Standard" style:list-style-name="L1">
      <style:text-properties officeooo:rsid="001ef2ee" officeooo:paragraph-rsid="002215fc"/>
    </style:style>
    <style:style style:name="P18" style:family="paragraph" style:parent-style-name="Standard" style:list-style-name="L2">
      <style:text-properties officeooo:rsid="000ea74f" officeooo:paragraph-rsid="001ef2ee"/>
    </style:style>
    <style:style style:name="P19" style:family="paragraph" style:parent-style-name="Standard" style:list-style-name="L2">
      <style:text-properties officeooo:rsid="000fe280" officeooo:paragraph-rsid="00216315"/>
    </style:style>
    <style:style style:name="P20" style:family="paragraph" style:parent-style-name="Standard" style:list-style-name="L2">
      <style:text-properties officeooo:rsid="000fe280" officeooo:paragraph-rsid="001ef2ee"/>
    </style:style>
    <style:style style:name="P21" style:family="paragraph" style:parent-style-name="Standard" style:list-style-name="L2">
      <style:text-properties officeooo:rsid="000fe877" officeooo:paragraph-rsid="001ef2ee"/>
    </style:style>
    <style:style style:name="P22" style:family="paragraph" style:parent-style-name="Standard" style:list-style-name="L1">
      <style:text-properties officeooo:rsid="002215fc" officeooo:paragraph-rsid="002215fc"/>
    </style:style>
    <style:style style:name="P23" style:family="paragraph" style:parent-style-name="Standard" style:list-style-name="L1">
      <style:text-properties officeooo:rsid="002215fc" officeooo:paragraph-rsid="00289136"/>
    </style:style>
    <style:style style:name="P24" style:family="paragraph" style:parent-style-name="Standard" style:list-style-name="L1">
      <style:text-properties officeooo:rsid="00222dc9" officeooo:paragraph-rsid="00222dc9"/>
    </style:style>
    <style:style style:name="P25" style:family="paragraph" style:parent-style-name="Standard" style:list-style-name="L1">
      <style:text-properties officeooo:rsid="00224ea4" officeooo:paragraph-rsid="00224ea4"/>
    </style:style>
    <style:style style:name="P26" style:family="paragraph" style:parent-style-name="Standard" style:list-style-name="L1">
      <style:text-properties officeooo:rsid="00224ea4" officeooo:paragraph-rsid="00271042"/>
    </style:style>
    <style:style style:name="P27" style:family="paragraph" style:parent-style-name="Standard" style:list-style-name="L1">
      <style:text-properties officeooo:rsid="0026355c" officeooo:paragraph-rsid="0026355c"/>
    </style:style>
    <style:style style:name="P28" style:family="paragraph" style:parent-style-name="Standard" style:list-style-name="L1">
      <style:text-properties officeooo:rsid="00271042" officeooo:paragraph-rsid="00271042"/>
    </style:style>
    <style:style style:name="P29" style:family="paragraph" style:parent-style-name="Standard" style:list-style-name="L1">
      <style:text-properties officeooo:rsid="0027775c" officeooo:paragraph-rsid="0027775c"/>
    </style:style>
    <style:style style:name="P30" style:family="paragraph" style:parent-style-name="Standard" style:list-style-name="L1">
      <style:text-properties officeooo:rsid="0027e0a8" officeooo:paragraph-rsid="0027e0a8"/>
    </style:style>
    <style:style style:name="T1" style:family="text">
      <style:text-properties officeooo:rsid="000fe280"/>
    </style:style>
    <style:style style:name="T2" style:family="text">
      <style:text-properties officeooo:rsid="000fe877"/>
    </style:style>
    <style:style style:name="T3" style:family="text">
      <style:text-properties officeooo:rsid="001ef2ee"/>
    </style:style>
    <style:style style:name="T4" style:family="text">
      <style:text-properties officeooo:rsid="00216315"/>
    </style:style>
    <style:style style:name="T5" style:family="text">
      <style:text-properties officeooo:rsid="00222dc9"/>
    </style:style>
    <style:style style:name="T6" style:family="text">
      <style:text-properties officeooo:rsid="002404fd"/>
    </style:style>
    <style:style style:name="T7" style:family="text">
      <style:text-properties officeooo:rsid="0026c1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ant4 how it sets the cross-section data and accesses it</text:p>
      <text:p text:style-name="P1"/>
      <text:p text:style-name="P4">for making Geant4 use highier temp cross-section files you will have to <text:span text:style-name="T6">replace</text:span> the G4NeutronHP[Process]Data files, <text:span text:style-name="T6">(</text:span>this is where the dopper broadening is done and the cross-section files are loaded in<text:span text:style-name="T6">) with a STORK version (could use STORKNeutronHPCSData) so that it takes in cross-section data temp as an input and you will have to set the environment variable G4NEUTRONHPDATA so that it points to the new data (which should be in a seperate location under a directory specifying what temp it is) which should have the same directory and filenames as those in</text:span></text:p>
      <text:p text:style-name="P9"><text:s/>G4NDL so that they can be read in properly</text:p>
      <text:p text:style-name="P4"/>
      <text:p text:style-name="P7">Look at G4HPManager to see how to read in the data from the cross-section data files, especially how to unpack the new format.</text:p>
      <text:p text:style-name="P6"/>
      <text:p text:style-name="P6">Use G4NeutronHPNames to find the isotope filenames </text:p>
      <text:p text:style-name="P3"/>
      <text:p text:style-name="P5">all the needed isotope data is in G4NISTElementBuilder.cc</text:p>
      <text:p text:style-name="P1"/>
      <text:p text:style-name="P2">starting from StorkNeutronProcessBuilder</text:p>
      <text:p text:style-name="P2"/>
      <text:list xml:id="list8921624508550648885" text:style-name="L1">
        <text:list-item>
          <text:p text:style-name="P11"><text:span text:style-name="T3">in </text:span>StorkNeutronProcessBuilder.<text:span text:style-name="T3">hh the <text:s/>G4NeutronHP[Process]Data objects are created</text:span></text:p>
          <text:list>
            <text:list-item>
              <text:p text:style-name="P12">on creation the G4VCrossSectionDataSet("NeutronHPCaptureXS") is run</text:p>
            </text:list-item>
            <text:list-item>
              <text:p text:style-name="P13">this registers an empty contianer for the cross-section data</text:p>
            </text:list-item>
            <text:list-item>
              <text:p text:style-name="P13">the data does not get added until the G4process runs BuildPhysicsTable()</text:p>
            </text:list-item>
          </text:list>
        </text:list-item>
        <text:list-item>
          <text:p text:style-name="P14">The processes are made</text:p>
        </text:list-item>
      </text:list>
      <text:list xml:id="list6765339168812009800" text:style-name="L2">
        <text:list-item>
          <text:p text:style-name="P15">interactions</text:p>
          <text:list>
            <text:list-item>
              <text:p text:style-name="P18">each process contians one or more models/interactions</text:p>
            </text:list-item>
            <text:list-item>
              <text:p text:style-name="P18">each of these models has an energy range over which they are valid</text:p>
            </text:list-item>
            <text:list-item>
              <text:p text:style-name="P18">the models specify what will happen to the <text:span text:style-name="T1">particles involved if the process is chosen</text:span></text:p>
            </text:list-item>
            <text:list-item>
              <text:p text:style-name="P19"><text:span text:style-name="T4">When BuildPhysicsTable() is run </text:span>each model automatically uploads the appropriate final state data files, creates a series of G4HadronHPVector objects out of them and then stores them in G4HadronHp</text:p>
            </text:list-item>
          </text:list>
        </text:list-item>
        <text:list-item>
          <text:p text:style-name="P20">data</text:p>
          <text:list>
            <text:list-item>
              <text:p text:style-name="P20">each process contians one or more <text:s/>data sets</text:p>
            </text:list-item>
            <text:list-item>
              <text:p text:style-name="P19">each data set <text:span text:style-name="T2">is stored in a G4CrossSectionDataStore object which when <text:s/>BuildPhysicsTable() is run, automatically goes through and stores the revelant cross-section data files into G4CrossSectionData objects which are registered to the <text:s/>G4CrossSectionDataStore</text:span></text:p>
            </text:list-item>
            <text:list-item>
              <text:p text:style-name="P21">the data is used to determine what cross-section data is used, how it is doppler broadened and how it is accessed</text:p>
            </text:list-item>
          </text:list>
        </text:list-item>
      </text:list>
      <text:list xml:id="list170011209671908" text:continue-list="list8921624508550648885" text:style-name="L1">
        <text:list-item>
          <text:p text:style-name="P16">the appropriate models/interactions and data sets are assigned to the process</text:p>
        </text:list-item>
        <text:list-item>
          <text:p text:style-name="P17">when the data is set it is simply added to a vector contianed by G4CrossSectionStore which is contianed by the process</text:p>
        </text:list-item>
        <text:list-item>
          <text:p text:style-name="P22">When BuildPhysicsTable() is run in G4Process, </text:p>
          <text:list>
            <text:list-item>
              <text:p text:style-name="P22">BuildPhysicsTable() is run in G4CrossSectionStore, </text:p>
            </text:list-item>
            <text:list-item>
              <text:p text:style-name="P23">which runs BuildPhysicsTable() for every G4Neutron<text:span text:style-name="T3">HP</text:span>[Process]Data contianed by G4CrossSectionStore</text:p>
            </text:list-item>
            <text:list-item>
              <text:p text:style-name="P22">which loops through all of the elements in the G4ElementTable and runs G4NeutronHPData::MakePhysicsVector((*theElementTable)[i], this)</text:p>
              <text:list>
                <text:list-item>
                  <text:p text:style-name="P24"><text:soft-page-break/>which run AddPhysicsVector() if this is the first time or if more elements are being added later</text:p>
                  <text:list>
                    <text:list-item>
                      <text:p text:style-name="P24">which loops throughs all of the elements in the G4ElementTable</text:p>
                    </text:list-item>
                    <text:list-item>
                      <text:p text:style-name="P24">and with each iteration adds an empty G4NeutronHPElementData object to a vector list and then fills the object by running <text:s/>G4NeutronHPElementData.Init(G4Element)</text:p>
                      <text:list>
                        <text:list-item>
                          <text:p text:style-name="P25">a vector contianing G4NeutronHPIsoData objects is initialied</text:p>
                        </text:list-item>
                        <text:list-item>
                          <text:p text:style-name="P25">Then All of the isotopes of the element are looped through and with each iteration</text:p>
                          <text:list>
                            <text:list-item>
                              <text:p text:style-name="P25">some of the basic isotope data is copied</text:p>
                            </text:list-item>
                            <text:list-item>
                              <text:p text:style-name="P26">then UpdateData(G4int A, G4int Z, G4int M, G4int index, G4double abundance) is run </text:p>
                              <text:list>
                                <text:list-item>
                                  <text:p text:style-name="P26">which intializes <text:span text:style-name="T6">the G4NeutronHPIsoData element of the previous vector with the current isotope data by running G4NeutronHPIsoData::Init(G4int A, G4int Z, G4int M, G4double abun)</text:span></text:p>
                                  <text:list>
                                    <text:list-item>
                                      <text:p text:style-name="P10">this uses <text:s/>G4NeutronHPNames to find the crossection file</text:p>
                                    </text:list-item>
                                    <text:list-item>
                                      <text:p text:style-name="P27">then it uses G4HPManager::GetDataStream to open the cross-section file and copy all of its contents into a <text:span text:style-name="T7">stringstream</text:span></text:p>
                                    </text:list-item>
                                    <text:list-item>
                                      <text:p text:style-name="P28">which is then copied into a G4NeutronHPDataPoint object inside a G4NeutronHPVector object</text:p>
                                    </text:list-item>
                                    <text:list-item>
                                      <text:p text:style-name="P28">then the G4NeutronHPVector object is split into several G4NeutronHPVector objects, one for each process</text:p>
                                    </text:list-item>
                                  </text:list>
                                </text:list-item>
                                <text:list-item>
                                  <text:p text:style-name="P28">then the isotope cross-section data is merged with the current element cross-section data (it adds the isotope cross-sections together to get the element cross-section) using Harmonis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then the element of the newly created vector list that corresponds to the inputed element is inputed into DoPhysicsVector(G4NeutronHPVector) </text:p>
                  <text:list>
                    <text:list-item>
                      <text:p text:style-name="P29">this copies all of the CS data in the vector and stores it into a G4LPhysicsFreeVector and returns it</text:p>
                    </text:list-item>
                  </text:list>
                </text:list-item>
                <text:list-item>
                  <text:p text:style-name="P29">and the object outputed by <text:s/>DoPhysicsVector is returned</text:p>
                </text:list-item>
              </text:list>
            </text:list-item>
            <text:list-item>
              <text:p text:style-name="P30">the returned physics vector is then stored in a G4PhysicsTable object</text:p>
            </text:list-item>
            <text:list-item>
              <text:p text:style-name="P30">The End</text:p>
            </text:list-item>
          </text:list>
        </text:list-item>
      </text:list>
      <text:p text:style-name="P8"/>
      <text:p text:style-name="P8">The process of getting the crossing follows pretty much the same hierarchy except it stops at the <text:span text:style-name="T5">G4NeutronHPElementData </text:span>object which contians the cross-sections for each relevant process for a particular element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8-07T15:57:48.249080761</meta:creation-date>
    <dc:date>2014-08-08T17:00:10.426888582</dc:date>
    <dc:creator>Wesley Ford</dc:creator>
    <meta:editing-duration>PT5H30M44S</meta:editing-duration>
    <meta:editing-cycles>4</meta:editing-cycles>
    <meta:generator>LibreOffice/4.2.5.2$Linux_X86_64 LibreOffice_project/420$Build-2</meta:generator>
    <meta:document-statistic meta:table-count="0" meta:image-count="0" meta:object-count="0" meta:page-count="2" meta:paragraph-count="46" meta:word-count="705" meta:character-count="4562" meta:non-whitespace-character-count="3928"/>
  </office:meta>
</office:document-meta>
</file>